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600000096D049E88F67D4BC7B.png" manifest:media-type="image/png"/>
  <manifest:file-entry manifest:full-path="Pictures/10000000000000100000000B378827119499C7AD.bmp" manifest:media-type="image/bmp"/>
  <manifest:file-entry manifest:full-path="Pictures/100002000000001F00000032BE8F25010E8B3718.png" manifest:media-type="image/png"/>
  <manifest:file-entry manifest:full-path="Pictures/100002000000001E0000002CCDD407583CEEDD53.gif" manifest:media-type="image/gif"/>
  <manifest:file-entry manifest:full-path="Pictures/100000000000013B0000019D807C66D4B0665E99.jpg" manifest:media-type="image/jpeg"/>
  <manifest:file-entry manifest:full-path="Pictures/100002000000008C000000906A135D50AEC644EE.png" manifest:media-type="image/png"/>
  <manifest:file-entry manifest:full-path="Pictures/10000201000001AF0000011C6A91CA48344566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style:font-name="Verdana" fo:font-size="10pt" style:font-size-asian="10pt" style:font-name-complex="Verdana1"/>
    </style:style>
    <style:style style:name="T2" style:family="text">
      <style:text-properties style:font-name="Verdana" fo:font-size="10pt" fo:font-style="italic" fo:font-weight="bold" style:font-size-asian="10pt" style:font-style-asian="italic" style:font-weight-asian="bold" style:font-name-complex="Verdana1"/>
    </style:style>
    <style:style style:name="T3" style:family="text">
      <style:text-properties style:font-name="Verdana" fo:font-size="10pt" fo:font-style="normal" fo:font-weight="normal" style:font-size-asian="10pt" style:font-style-asian="normal" style:font-weight-asian="normal" style:font-name-complex="Verdan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magine4" text:anchor-type="page" text:anchor-page-number="1" svg:x="6.532cm" svg:y="3.799cm" svg:width="0.423cm" svg:height="0.291cm" draw:z-index="5">
        <draw:image xlink:href="Pictures/10000000000000100000000B378827119499C7AD.bmp" xlink:type="simple" xlink:show="embed" xlink:actuate="onLoad"/>
      </draw:frame>
      <text:p text:style-name="P1"><draw:frame draw:style-name="fr1" draw:name="Immagine2" text:anchor-type="paragraph" svg:x="15.565cm" svg:y="0.106cm" svg:width="0.794cm" svg:height="1.164cm" draw:z-index="1"><draw:image xlink:href="Pictures/100002000000001E0000002CCDD407583CEEDD53.gif" xlink:type="simple" xlink:show="embed" xlink:actuate="onLoad"/></draw:frame><draw:frame draw:style-name="fr1" draw:name="Immagine3" text:anchor-type="paragraph" svg:x="-0.231cm" svg:y="21.881cm" svg:width="3.704cm" svg:height="3.81cm" draw:z-index="2"><draw:image xlink:href="Pictures/100002000000008C000000906A135D50AEC644EE.png" xlink:type="simple" xlink:show="embed" xlink:actuate="onLoad"/></draw:frame><draw:frame draw:style-name="fr1" draw:name="Immagine5" text:anchor-type="paragraph" svg:x="1.556cm" svg:y="0cm" svg:width="0.82cm" svg:height="1.323cm" draw:z-index="3"><draw:image xlink:href="Pictures/100002000000001F00000032BE8F25010E8B3718.png" xlink:type="simple" xlink:show="embed" xlink:actuate="onLoad"/></draw:frame><draw:frame draw:style-name="fr1" draw:name="Immagine6" text:anchor-type="paragraph" svg:x="13.077cm" svg:y="21.749cm" svg:width="3.969cm" svg:height="3.969cm" draw:z-index="4"><draw:image xlink:href="Pictures/100002010000009600000096D049E88F67D4BC7B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/>developed by <text:s text:c="5"/></text:span><text:span text:style-name="T2">Scuola delle Trasmissioni e Informatica</text:span><text:span text:style-name="T3"> - Roma IT</text:span></text:p>
      <text:p text:style-name="Standard"><draw:frame draw:style-name="fr1" draw:name="Immagine1" text:anchor-type="paragraph" svg:x="4.334cm" svg:y="1.138cm" svg:width="8.334cm" svg:height="10.927cm" draw:z-index="0"><draw:image xlink:href="Pictures/100000000000013B0000019D807C66D4B0665E99.jpg" xlink:type="simple" xlink:show="embed" xlink:actuate="onLoad"/></draw:frame><draw:frame draw:style-name="fr1" draw:name="Immagine7" text:anchor-type="paragraph" svg:x="2.826cm" svg:y="12.227cm" svg:width="11.402cm" svg:height="7.512cm" draw:z-index="6"><draw:image xlink:href="Pictures/10000201000001AF0000011C6A91CA48344566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>
      <style:text-properties fo:color="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09:14:25.892000000</meta:creation-date>
    <dc:date>2016-01-14T09:44:58.917000000</dc:date>
    <meta:editing-duration>PT11S</meta:editing-duration>
    <meta:editing-cycles>1</meta:editing-cycles>
    <meta:document-statistic meta:table-count="0" meta:image-count="7" meta:object-count="0" meta:page-count="1" meta:paragraph-count="1" meta:word-count="10" meta:character-count="68" meta:non-whitespace-character-count="53"/>
    <meta:generator>LibreOffice/5.0.2.2$Windows_x86 LibreOffice_project/37b43f919e4de5eeaca9b9755ed688758a8251fe</meta:generator>
  </office:meta>
</office:document-meta>
</file>